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19.17mm"/>
    </style:style>
    <style:style style:name="co5" style:family="table-column">
      <style:table-column-properties fo:break-before="auto" style:column-width="25.15mm"/>
    </style:style>
    <style:style style:name="co6" style:family="table-column">
      <style:table-column-properties fo:break-before="auto" style:column-width="23.16mm"/>
    </style:style>
    <style:style style:name="co7" style:family="table-column">
      <style:table-column-properties fo:break-before="auto" style:column-width="4.22mm"/>
    </style:style>
    <style:style style:name="co8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7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8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18"/>
        <table:table-column table:style-name="co4" table:default-cell-style-name="ce23"/>
        <table:table-column table:style-name="co5" table:number-columns-repeated="6" table:default-cell-style-name="ce23"/>
        <table:table-column table:style-name="co6" table:number-columns-repeated="2" table:default-cell-style-name="ce23"/>
        <table:table-column table:style-name="co4" table:default-cell-style-name="ce23"/>
        <table:table-column table:style-name="co7" table:default-cell-style-name="ce33"/>
        <table:table-column table:style-name="co8" table:number-columns-repeated="243" table:default-cell-style-name="ce3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9-2 液化天然氣進口來源</text:p>
          </table:table-cell>
          <table:covered-table-cell table:number-columns-repeated="12" table:style-name="ce9"/>
          <table:table-cell table:style-name="ce31" table:number-columns-repeated="1011"/>
        </table:table-row>
        <table:table-row table:style-name="ro2">
          <table:table-cell table:style-name="ce2" table:number-columns-repeated="12"/>
          <table:table-cell table:style-name="ce2" office:value-type="string" calcext:value-type="string">
            <text:p>單位：公噸</text:p>
          </table:table-cell>
          <table:table-cell table:style-name="ce32" table:number-columns-repeated="1011"/>
        </table:table-row>
        <table:table-row table:style-name="ro3">
          <table:table-cell table:style-name="ce3" office:value-type="string" calcext:value-type="string" table:number-columns-spanned="3" table:number-rows-spanned="1">
            <text:p>年月</text:p>
          </table:table-cell>
          <table:covered-table-cell table:number-columns-repeated="2" table:style-name="ce10"/>
          <table:table-cell table:style-name="ce19" office:value-type="string" calcext:value-type="string">
            <text:p>合計</text:p>
          </table:table-cell>
          <table:table-cell table:style-name="ce19" office:value-type="string" calcext:value-type="string">
            <text:p>卡達</text:p>
          </table:table-cell>
          <table:table-cell table:style-name="ce19" office:value-type="string" calcext:value-type="string">
            <text:p>印尼</text:p>
          </table:table-cell>
          <table:table-cell table:style-name="ce19" office:value-type="string" calcext:value-type="string">
            <text:p>馬來西亞</text:p>
          </table:table-cell>
          <table:table-cell table:style-name="ce19" office:value-type="string" calcext:value-type="string">
            <text:p>巴布亞紐幾內亞</text:p>
          </table:table-cell>
          <table:table-cell table:style-name="ce27" office:value-type="string" calcext:value-type="string">
            <text:p>汶萊</text:p>
          </table:table-cell>
          <table:table-cell table:style-name="ce27" office:value-type="string" calcext:value-type="string">
            <text:p>澳大利亞</text:p>
          </table:table-cell>
          <table:table-cell table:style-name="ce27" office:value-type="string" calcext:value-type="string">
            <text:p>俄羅斯</text:p>
          </table:table-cell>
          <table:table-cell table:style-name="ce27" office:value-type="string" calcext:value-type="string">
            <text:p>美國</text:p>
          </table:table-cell>
          <table:table-cell table:style-name="ce19" office:value-type="string" calcext:value-type="string">
            <text:p>其他</text:p>
          </table:table-cell>
          <table:table-cell table:style-name="ce32" table:number-columns-repeated="1011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1"/>
          <table:table-cell table:style-name="ce15"/>
          <table:table-cell table:style-name="ce20" office:value-type="float" office:value="5242462.62" calcext:value-type="float">
            <text:p><text:s/>5,242,463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4" office:value-type="float" office:value="3411710.47" calcext:value-type="float">
            <text:p><text:s/>3,411,710 <text:s/></text:p>
          </table:table-cell>
          <table:table-cell table:style-name="ce24" office:value-type="float" office:value="1830752.15" calcext:value-type="float">
            <text:p><text:s/>1,830,752 <text:s/></text:p>
          </table:table-cell>
          <table:table-cell table:number-columns-repeated="5" table:style-name="ce24" office:value-type="float" office:value="0" calcext:value-type="float">
            <text:p>- <text:s/></text:p>
          </table:table-cell>
          <table:table-cell table:style-name="ce28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2"/>
          <table:table-cell table:style-name="ce16"/>
          <table:table-cell table:style-name="ce21" office:value-type="float" office:value="5530865.87" calcext:value-type="float">
            <text:p><text:s/>5,530,866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3398383.33" calcext:value-type="float">
            <text:p><text:s/>3,398,383 <text:s/></text:p>
          </table:table-cell>
          <table:table-cell table:style-name="ce25" office:value-type="float" office:value="2132482.54" calcext:value-type="float">
            <text:p><text:s/>2,132,483 <text:s/></text:p>
          </table:table-cell>
          <table:table-cell table:number-columns-repeated="5" table:style-name="ce25" office:value-type="float" office:value="0" calcext:value-type="float">
            <text:p>- <text:s/></text:p>
          </table:table-cell>
          <table:table-cell table:style-name="ce29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2"/>
          <table:table-cell table:style-name="ce16"/>
          <table:table-cell table:style-name="ce21" office:value-type="float" office:value="6876743.08" calcext:value-type="float">
            <text:p><text:s/>6,876,743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4018933.85" calcext:value-type="float">
            <text:p><text:s/>4,018,934 <text:s/></text:p>
          </table:table-cell>
          <table:table-cell table:style-name="ce25" office:value-type="float" office:value="2738959.21" calcext:value-type="float">
            <text:p><text:s/>2,738,959 <text:s/></text:p>
          </table:table-cell>
          <table:table-cell table:number-columns-repeated="5" table:style-name="ce25" office:value-type="float" office:value="0" calcext:value-type="float">
            <text:p>- <text:s/></text:p>
          </table:table-cell>
          <table:table-cell table:style-name="ce29" office:value-type="float" office:value="118850.02" calcext:value-type="float">
            <text:p><text:s/>118,850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2"/>
          <table:table-cell table:style-name="ce16"/>
          <table:table-cell table:style-name="ce21" office:value-type="float" office:value="7100750.34" calcext:value-type="float">
            <text:p><text:s/>7,100,750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3642473.03" calcext:value-type="float">
            <text:p><text:s/>3,642,473 <text:s/></text:p>
          </table:table-cell>
          <table:table-cell table:style-name="ce25" office:value-type="float" office:value="2979173.55" calcext:value-type="float">
            <text:p><text:s/>2,979,174 <text:s/></text:p>
          </table:table-cell>
          <table:table-cell table:number-columns-repeated="2" table:style-name="ce25" office:value-type="float" office:value="0" calcext:value-type="float">
            <text:p>- <text:s/></text:p>
          </table:table-cell>
          <table:table-cell table:style-name="ce25" office:value-type="float" office:value="359734.48" calcext:value-type="float">
            <text:p><text:s/>359,734 <text:s/></text:p>
          </table:table-cell>
          <table:table-cell table:number-columns-repeated="2" table:style-name="ce25" office:value-type="float" office:value="0" calcext:value-type="float">
            <text:p>- <text:s/></text:p>
          </table:table-cell>
          <table:table-cell table:style-name="ce29" office:value-type="float" office:value="119369.28" calcext:value-type="float">
            <text:p><text:s/>119,369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2"/>
          <table:table-cell table:style-name="ce16"/>
          <table:table-cell table:style-name="ce21" office:value-type="float" office:value="7782735.25" calcext:value-type="float">
            <text:p><text:s/>7,782,735 <text:s/></text:p>
          </table:table-cell>
          <table:table-cell table:style-name="ce25" office:value-type="float" office:value="372671.43" calcext:value-type="float">
            <text:p><text:s/>372,671 <text:s/></text:p>
          </table:table-cell>
          <table:table-cell table:style-name="ce25" office:value-type="float" office:value="3307239.64" calcext:value-type="float">
            <text:p><text:s/>3,307,240 <text:s/></text:p>
          </table:table-cell>
          <table:table-cell table:style-name="ce25" office:value-type="float" office:value="3318973.07" calcext:value-type="float">
            <text:p><text:s/>3,318,973 <text:s/></text:p>
          </table:table-cell>
          <table:table-cell table:number-columns-repeated="2" table:style-name="ce25" office:value-type="float" office:value="0" calcext:value-type="float">
            <text:p>- <text:s/></text:p>
          </table:table-cell>
          <table:table-cell table:style-name="ce25" office:value-type="float" office:value="183145.81" calcext:value-type="float">
            <text:p><text:s/>183,146 <text:s/></text:p>
          </table:table-cell>
          <table:table-cell table:number-columns-repeated="2" table:style-name="ce25" office:value-type="float" office:value="0" calcext:value-type="float">
            <text:p>- <text:s/></text:p>
          </table:table-cell>
          <table:table-cell table:style-name="ce29" office:value-type="float" office:value="600705.3" calcext:value-type="float">
            <text:p><text:s/>600,705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2"/>
          <table:table-cell table:style-name="ce16"/>
          <table:table-cell table:style-name="ce21" office:value-type="float" office:value="8286350.49" calcext:value-type="float">
            <text:p><text:s/>8,286,350 <text:s/></text:p>
          </table:table-cell>
          <table:table-cell table:style-name="ce25" office:value-type="float" office:value="428816.03" calcext:value-type="float">
            <text:p><text:s/>428,816 <text:s/></text:p>
          </table:table-cell>
          <table:table-cell table:style-name="ce25" office:value-type="float" office:value="3372017.29" calcext:value-type="float">
            <text:p><text:s/>3,372,017 <text:s/></text:p>
          </table:table-cell>
          <table:table-cell table:style-name="ce25" office:value-type="float" office:value="3000420.12" calcext:value-type="float">
            <text:p><text:s/>3,000,420 <text:s/></text:p>
          </table:table-cell>
          <table:table-cell table:number-columns-repeated="2" table:style-name="ce25" office:value-type="float" office:value="0" calcext:value-type="float">
            <text:p>- <text:s/></text:p>
          </table:table-cell>
          <table:table-cell table:style-name="ce25" office:value-type="float" office:value="243332.07" calcext:value-type="float">
            <text:p><text:s/>243,332 <text:s/></text:p>
          </table:table-cell>
          <table:table-cell table:number-columns-repeated="2" table:style-name="ce25" office:value-type="float" office:value="0" calcext:value-type="float">
            <text:p>- <text:s/></text:p>
          </table:table-cell>
          <table:table-cell table:style-name="ce29" office:value-type="float" office:value="1241764.98" calcext:value-type="float">
            <text:p><text:s/>1,241,765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2"/>
          <table:table-cell table:style-name="ce16"/>
          <table:table-cell table:style-name="ce21" office:value-type="float" office:value="9032576.86" calcext:value-type="float">
            <text:p><text:s/>9,032,577 <text:s/></text:p>
          </table:table-cell>
          <table:table-cell table:style-name="ce25" office:value-type="float" office:value="748977.27" calcext:value-type="float">
            <text:p><text:s/>748,977 <text:s/></text:p>
          </table:table-cell>
          <table:table-cell table:style-name="ce25" office:value-type="float" office:value="3072607.84" calcext:value-type="float">
            <text:p><text:s/>3,072,608 <text:s/></text:p>
          </table:table-cell>
          <table:table-cell table:style-name="ce25" office:value-type="float" office:value="2749445.27" calcext:value-type="float">
            <text:p><text:s/>2,749,445 <text:s/></text:p>
          </table:table-cell>
          <table:table-cell table:number-columns-repeated="5" table:style-name="ce25" office:value-type="float" office:value="0" calcext:value-type="float">
            <text:p>- <text:s/></text:p>
          </table:table-cell>
          <table:table-cell table:style-name="ce29" office:value-type="float" office:value="2461546.48" calcext:value-type="float">
            <text:p><text:s/>2,461,546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2"/>
          <table:table-cell table:style-name="ce16"/>
          <table:table-cell table:style-name="ce21" office:value-type="float" office:value="8788406.38" calcext:value-type="float">
            <text:p><text:s/>8,788,406 <text:s/></text:p>
          </table:table-cell>
          <table:table-cell table:style-name="ce25" office:value-type="float" office:value="1180931.46" calcext:value-type="float">
            <text:p><text:s/>1,180,931 <text:s/></text:p>
          </table:table-cell>
          <table:table-cell table:style-name="ce25" office:value-type="float" office:value="2848056.53" calcext:value-type="float">
            <text:p><text:s/>2,848,057 <text:s/></text:p>
          </table:table-cell>
          <table:table-cell table:style-name="ce25" office:value-type="float" office:value="2732543.94" calcext:value-type="float">
            <text:p><text:s/>2,732,544 <text:s/></text:p>
          </table:table-cell>
          <table:table-cell table:number-columns-repeated="2" table:style-name="ce25" office:value-type="float" office:value="0" calcext:value-type="float">
            <text:p>- <text:s/></text:p>
          </table:table-cell>
          <table:table-cell table:style-name="ce25" office:value-type="float" office:value="444308.55" calcext:value-type="float">
            <text:p><text:s/>444,309 <text:s/></text:p>
          </table:table-cell>
          <table:table-cell table:style-name="ce25" office:value-type="float" office:value="182236" calcext:value-type="float">
            <text:p><text:s/>182,236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9" office:value-type="float" office:value="1400329.9" calcext:value-type="float">
            <text:p><text:s/>1,400,330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2"/>
          <table:table-cell table:style-name="ce16"/>
          <table:table-cell table:style-name="ce21" office:value-type="float" office:value="10951094" calcext:value-type="float">
            <text:p><text:s/>10,951,094 <text:s/></text:p>
          </table:table-cell>
          <table:table-cell table:style-name="ce25" office:value-type="float" office:value="2611738" calcext:value-type="float">
            <text:p><text:s/>2,611,738 <text:s/></text:p>
          </table:table-cell>
          <table:table-cell table:style-name="ce25" office:value-type="float" office:value="1964772" calcext:value-type="float">
            <text:p><text:s/>1,964,772 <text:s/></text:p>
          </table:table-cell>
          <table:table-cell table:style-name="ce25" office:value-type="float" office:value="2799498" calcext:value-type="float">
            <text:p><text:s/>2,799,498 <text:s/></text:p>
          </table:table-cell>
          <table:table-cell table:number-columns-repeated="2" table:style-name="ce25" office:value-type="float" office:value="0" calcext:value-type="float">
            <text:p>- <text:s/></text:p>
          </table:table-cell>
          <table:table-cell table:style-name="ce25" office:value-type="float" office:value="818088" calcext:value-type="float">
            <text:p><text:s/>818,088 <text:s/></text:p>
          </table:table-cell>
          <table:table-cell table:style-name="ce25" office:value-type="float" office:value="493217" calcext:value-type="float">
            <text:p><text:s/>493,217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9" office:value-type="float" office:value="2263781" calcext:value-type="float">
            <text:p><text:s/>2,263,781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2"/>
          <table:table-cell table:style-name="ce16"/>
          <table:table-cell table:style-name="ce21" office:value-type="float" office:value="11983897" calcext:value-type="float">
            <text:p><text:s/>11,983,897 <text:s/></text:p>
          </table:table-cell>
          <table:table-cell table:style-name="ce25" office:value-type="float" office:value="3876596" calcext:value-type="float">
            <text:p><text:s/>3,876,596 <text:s/></text:p>
          </table:table-cell>
          <table:table-cell table:style-name="ce25" office:value-type="float" office:value="1957921" calcext:value-type="float">
            <text:p><text:s/>1,957,921 <text:s/></text:p>
          </table:table-cell>
          <table:table-cell table:style-name="ce25" office:value-type="float" office:value="3320530" calcext:value-type="float">
            <text:p><text:s/>3,320,530 <text:s/></text:p>
          </table:table-cell>
          <table:table-cell table:number-columns-repeated="2" table:style-name="ce25" office:value-type="float" office:value="0" calcext:value-type="float">
            <text:p>- <text:s/></text:p>
          </table:table-cell>
          <table:table-cell table:style-name="ce25" office:value-type="float" office:value="334952" calcext:value-type="float">
            <text:p><text:s/>334,952 <text:s/></text:p>
          </table:table-cell>
          <table:table-cell table:style-name="ce25" office:value-type="float" office:value="185687" calcext:value-type="float">
            <text:p><text:s/>185,687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9" office:value-type="float" office:value="2308211" calcext:value-type="float">
            <text:p><text:s/>2,308,211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2"/>
          <table:table-cell table:style-name="ce16"/>
          <table:table-cell table:style-name="ce21" office:value-type="float" office:value="12488028" calcext:value-type="float">
            <text:p><text:s/>12,488,028 <text:s/></text:p>
          </table:table-cell>
          <table:table-cell table:style-name="ce25" office:value-type="float" office:value="5783533" calcext:value-type="float">
            <text:p><text:s/>5,783,533 <text:s/></text:p>
          </table:table-cell>
          <table:table-cell table:style-name="ce25" office:value-type="float" office:value="1897506" calcext:value-type="float">
            <text:p><text:s/>1,897,506 <text:s/></text:p>
          </table:table-cell>
          <table:table-cell table:style-name="ce25" office:value-type="float" office:value="2794612" calcext:value-type="float">
            <text:p><text:s/>2,794,612 <text:s/></text:p>
          </table:table-cell>
          <table:table-cell table:number-columns-repeated="2" table:style-name="ce25" office:value-type="float" office:value="0" calcext:value-type="float">
            <text:p>- <text:s/></text:p>
          </table:table-cell>
          <table:table-cell table:style-name="ce25" office:value-type="float" office:value="246566" calcext:value-type="float">
            <text:p><text:s/>246,566 <text:s/></text:p>
          </table:table-cell>
          <table:table-cell table:number-columns-repeated="2" table:style-name="ce25" office:value-type="float" office:value="0" calcext:value-type="float">
            <text:p>- <text:s/></text:p>
          </table:table-cell>
          <table:table-cell table:style-name="ce29" office:value-type="float" office:value="1765811" calcext:value-type="float">
            <text:p><text:s/>1,765,811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2"/>
          <table:table-cell table:style-name="ce16"/>
          <table:table-cell table:style-name="ce21" office:value-type="float" office:value="12546649.43" calcext:value-type="float">
            <text:p><text:s/>12,546,649 <text:s/></text:p>
          </table:table-cell>
          <table:table-cell table:style-name="ce25" office:value-type="float" office:value="6106581.78" calcext:value-type="float">
            <text:p><text:s/>6,106,582 <text:s/></text:p>
          </table:table-cell>
          <table:table-cell table:style-name="ce25" office:value-type="float" office:value="1959373.69" calcext:value-type="float">
            <text:p><text:s/>1,959,374 <text:s/></text:p>
          </table:table-cell>
          <table:table-cell table:style-name="ce25" office:value-type="float" office:value="2928214.24" calcext:value-type="float">
            <text:p><text:s/>2,928,214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61410.98" calcext:value-type="float">
            <text:p><text:s/>61,411 <text:s/></text:p>
          </table:table-cell>
          <table:table-cell table:style-name="ce25" office:value-type="float" office:value="60157.04" calcext:value-type="float">
            <text:p><text:s/>60,157 <text:s/></text:p>
          </table:table-cell>
          <table:table-cell table:style-name="ce25" office:value-type="float" office:value="63856" calcext:value-type="float">
            <text:p><text:s/>63,856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9" office:value-type="float" office:value="1367055.7" calcext:value-type="float">
            <text:p><text:s/>1,367,056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2"/>
          <table:table-cell table:style-name="ce16"/>
          <table:table-cell table:style-name="ce21" office:value-type="float" office:value="13277450.81" calcext:value-type="float">
            <text:p><text:s/>13,277,451 <text:s/></text:p>
          </table:table-cell>
          <table:table-cell table:style-name="ce25" office:value-type="float" office:value="5824083.53" calcext:value-type="float">
            <text:p><text:s/>5,824,084 <text:s/></text:p>
          </table:table-cell>
          <table:table-cell table:style-name="ce25" office:value-type="float" office:value="2146338.03" calcext:value-type="float">
            <text:p><text:s/>2,146,338 <text:s/></text:p>
          </table:table-cell>
          <table:table-cell table:style-name="ce25" office:value-type="float" office:value="2834032.39" calcext:value-type="float">
            <text:p><text:s/>2,834,032 <text:s/></text:p>
          </table:table-cell>
          <table:table-cell table:style-name="ce25" office:value-type="float" office:value="976769.14" calcext:value-type="float">
            <text:p><text:s/>976,769 <text:s/></text:p>
          </table:table-cell>
          <table:table-cell table:style-name="ce25" office:value-type="float" office:value="624930.02" calcext:value-type="float">
            <text:p><text:s/>624,930 <text:s/></text:p>
          </table:table-cell>
          <table:table-cell table:style-name="ce25" office:value-type="float" office:value="74607.47" calcext:value-type="float">
            <text:p><text:s/>74,607 <text:s/></text:p>
          </table:table-cell>
          <table:table-cell table:style-name="ce25" office:value-type="float" office:value="63994.89" calcext:value-type="float">
            <text:p><text:s/>63,995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9" office:value-type="float" office:value="732695.34" calcext:value-type="float">
            <text:p><text:s/>732,695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2"/>
          <table:table-cell table:style-name="ce16"/>
          <table:table-cell table:style-name="ce21" office:value-type="float" office:value="14229253.24" calcext:value-type="float">
            <text:p><text:s/>14,229,253 <text:s/></text:p>
          </table:table-cell>
          <table:table-cell table:style-name="ce25" office:value-type="float" office:value="6619713.44" calcext:value-type="float">
            <text:p><text:s/>6,619,713 <text:s/></text:p>
          </table:table-cell>
          <table:table-cell table:style-name="ce25" office:value-type="float" office:value="2349167.04" calcext:value-type="float">
            <text:p><text:s/>2,349,167 <text:s/></text:p>
          </table:table-cell>
          <table:table-cell table:style-name="ce25" office:value-type="float" office:value="2305013.7" calcext:value-type="float">
            <text:p><text:s/>2,305,014 <text:s/></text:p>
          </table:table-cell>
          <table:table-cell table:style-name="ce25" office:value-type="float" office:value="1371006.55" calcext:value-type="float">
            <text:p><text:s/>1,371,007 <text:s/></text:p>
          </table:table-cell>
          <table:table-cell table:style-name="ce25" office:value-type="float" office:value="675122.56" calcext:value-type="float">
            <text:p><text:s/>675,123 <text:s/></text:p>
          </table:table-cell>
          <table:table-cell table:style-name="ce25" office:value-type="float" office:value="253667.15" calcext:value-type="float">
            <text:p><text:s/>253,667 <text:s/></text:p>
          </table:table-cell>
          <table:table-cell table:style-name="ce25" office:value-type="float" office:value="251661.06" calcext:value-type="float">
            <text:p><text:s/>251,661 <text:s/></text:p>
          </table:table-cell>
          <table:table-cell table:style-name="ce25" office:value-type="float" office:value="104686.98" calcext:value-type="float">
            <text:p><text:s/>104,687 <text:s/></text:p>
          </table:table-cell>
          <table:table-cell table:style-name="ce29" office:value-type="float" office:value="299214.76" calcext:value-type="float">
            <text:p><text:s/>299,215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2"/>
          <table:table-cell table:style-name="ce16"/>
          <table:table-cell table:style-name="ce21" office:value-type="float" office:value="14845338.35" calcext:value-type="float">
            <text:p><text:s/>14,845,338 <text:s/></text:p>
          </table:table-cell>
          <table:table-cell table:style-name="ce25" office:value-type="float" office:value="6209804.34" calcext:value-type="float">
            <text:p><text:s/>6,209,804 <text:s/></text:p>
          </table:table-cell>
          <table:table-cell table:style-name="ce25" office:value-type="float" office:value="2022338" calcext:value-type="float">
            <text:p><text:s/>2,022,338 <text:s/></text:p>
          </table:table-cell>
          <table:table-cell table:style-name="ce25" office:value-type="float" office:value="2554634.43" calcext:value-type="float">
            <text:p><text:s/>2,554,634 <text:s/></text:p>
          </table:table-cell>
          <table:table-cell table:style-name="ce25" office:value-type="float" office:value="1343854.1" calcext:value-type="float">
            <text:p><text:s/>1,343,854 <text:s/></text:p>
          </table:table-cell>
          <table:table-cell table:style-name="ce25" office:value-type="float" office:value="301858.39" calcext:value-type="float">
            <text:p><text:s/>301,858 <text:s/></text:p>
          </table:table-cell>
          <table:table-cell table:style-name="ce25" office:value-type="float" office:value="262552.03" calcext:value-type="float">
            <text:p><text:s/>262,552 <text:s/></text:p>
          </table:table-cell>
          <table:table-cell table:style-name="ce25" office:value-type="float" office:value="1267132.6" calcext:value-type="float">
            <text:p><text:s/>1,267,133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9" office:value-type="float" office:value="883164.46" calcext:value-type="float">
            <text:p><text:s/>883,164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2"/>
          <table:table-cell table:style-name="ce16"/>
          <table:table-cell table:style-name="ce21" office:value-type="float" office:value="16507580.02" calcext:value-type="float">
            <text:p><text:s/>16,507,580 <text:s/></text:p>
          </table:table-cell>
          <table:table-cell table:style-name="ce25" office:value-type="float" office:value="5088519.15" calcext:value-type="float">
            <text:p><text:s/>5,088,519 <text:s/></text:p>
          </table:table-cell>
          <table:table-cell table:style-name="ce25" office:value-type="float" office:value="2147781.51" calcext:value-type="float">
            <text:p><text:s/>2,147,782 <text:s/></text:p>
          </table:table-cell>
          <table:table-cell table:style-name="ce25" office:value-type="float" office:value="3000706.25" calcext:value-type="float">
            <text:p><text:s/>3,000,706 <text:s/></text:p>
          </table:table-cell>
          <table:table-cell table:style-name="ce25" office:value-type="float" office:value="1846594.31" calcext:value-type="float">
            <text:p><text:s/>1,846,594 <text:s/></text:p>
          </table:table-cell>
          <table:table-cell table:style-name="ce25" office:value-type="float" office:value="427052.69" calcext:value-type="float">
            <text:p><text:s/>427,053 <text:s/></text:p>
          </table:table-cell>
          <table:table-cell table:style-name="ce25" office:value-type="float" office:value="1011898.4" calcext:value-type="float">
            <text:p><text:s/>1,011,898 <text:s/></text:p>
          </table:table-cell>
          <table:table-cell table:style-name="ce25" office:value-type="float" office:value="1657881.16" calcext:value-type="float">
            <text:p><text:s/>1,657,881 <text:s/></text:p>
          </table:table-cell>
          <table:table-cell table:style-name="ce25" office:value-type="float" office:value="164239.59" calcext:value-type="float">
            <text:p><text:s/>164,240 <text:s/></text:p>
          </table:table-cell>
          <table:table-cell table:style-name="ce29" office:value-type="float" office:value="1162906.96" calcext:value-type="float">
            <text:p><text:s/>1,162,907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2"/>
          <table:table-cell table:style-name="ce16"/>
          <table:table-cell table:style-name="ce21" office:value-type="float" office:value="16808112.05" calcext:value-type="float">
            <text:p><text:s/>16,808,112 <text:s/></text:p>
          </table:table-cell>
          <table:table-cell table:style-name="ce25" office:value-type="float" office:value="4833114.1" calcext:value-type="float">
            <text:p><text:s/>4,833,114 <text:s/></text:p>
          </table:table-cell>
          <table:table-cell table:style-name="ce25" office:value-type="float" office:value="1141810.47" calcext:value-type="float">
            <text:p><text:s/>1,141,810 <text:s/></text:p>
          </table:table-cell>
          <table:table-cell table:style-name="ce25" office:value-type="float" office:value="2798812.66" calcext:value-type="float">
            <text:p><text:s/>2,798,813 <text:s/></text:p>
          </table:table-cell>
          <table:table-cell table:style-name="ce25" office:value-type="float" office:value="1153033" calcext:value-type="float">
            <text:p><text:s/>1,153,033 <text:s/></text:p>
          </table:table-cell>
          <table:table-cell table:style-name="ce25" office:value-type="float" office:value="678631.73" calcext:value-type="float">
            <text:p><text:s/>678,632 <text:s/></text:p>
          </table:table-cell>
          <table:table-cell table:style-name="ce25" office:value-type="float" office:value="2562820.23" calcext:value-type="float">
            <text:p><text:s/>2,562,820 <text:s/></text:p>
          </table:table-cell>
          <table:table-cell table:style-name="ce25" office:value-type="float" office:value="2300668.61" calcext:value-type="float">
            <text:p><text:s/>2,300,669 <text:s/></text:p>
          </table:table-cell>
          <table:table-cell table:style-name="ce25" office:value-type="float" office:value="253501.01" calcext:value-type="float">
            <text:p><text:s/>253,501 <text:s/></text:p>
          </table:table-cell>
          <table:table-cell table:style-name="ce29" office:value-type="float" office:value="1085720.24" calcext:value-type="float">
            <text:p><text:s/>1,085,720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2"/>
          <table:table-cell table:style-name="ce16"/>
          <table:table-cell table:style-name="ce21" office:value-type="float" office:value="16581027.8" calcext:value-type="float">
            <text:p><text:s/>16,581,028 <text:s/></text:p>
          </table:table-cell>
          <table:table-cell table:style-name="ce25" office:value-type="float" office:value="4667206.99" calcext:value-type="float">
            <text:p><text:s/>4,667,207 <text:s/></text:p>
          </table:table-cell>
          <table:table-cell table:style-name="ce25" office:value-type="float" office:value="350686.29" calcext:value-type="float">
            <text:p><text:s/>350,686 <text:s/></text:p>
          </table:table-cell>
          <table:table-cell table:style-name="ce25" office:value-type="float" office:value="2478792.45" calcext:value-type="float">
            <text:p><text:s/>2,478,792 <text:s/></text:p>
          </table:table-cell>
          <table:table-cell table:style-name="ce25" office:value-type="float" office:value="1451321.88" calcext:value-type="float">
            <text:p><text:s/>1,451,322 <text:s/></text:p>
          </table:table-cell>
          <table:table-cell table:style-name="ce25" office:value-type="float" office:value="245545.4" calcext:value-type="float">
            <text:p><text:s/>245,545 <text:s/></text:p>
          </table:table-cell>
          <table:table-cell table:style-name="ce25" office:value-type="float" office:value="4394177.99" calcext:value-type="float">
            <text:p><text:s/>4,394,178 <text:s/></text:p>
          </table:table-cell>
          <table:table-cell table:style-name="ce25" office:value-type="float" office:value="1477717.26" calcext:value-type="float">
            <text:p><text:s/>1,477,717 <text:s/></text:p>
          </table:table-cell>
          <table:table-cell table:style-name="ce25" office:value-type="float" office:value="504951.2" calcext:value-type="float">
            <text:p><text:s/>504,951 <text:s/></text:p>
          </table:table-cell>
          <table:table-cell table:style-name="ce29" office:value-type="float" office:value="1010628.34" calcext:value-type="float">
            <text:p><text:s/>1,010,628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/>
          <table:table-cell table:style-name="ce16"/>
          <table:table-cell table:style-name="ce21"/>
          <table:table-cell table:style-name="ce25" table:number-columns-repeated="8"/>
          <table:table-cell table:style-name="ce29"/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2" office:value-type="string" calcext:value-type="string">
            <text:p><text:s/>1月</text:p>
          </table:table-cell>
          <table:table-cell table:style-name="ce16"/>
          <table:table-cell table:style-name="ce21" office:value-type="float" office:value="1350406.18" calcext:value-type="float">
            <text:p><text:s/>1,350,406 <text:s/></text:p>
          </table:table-cell>
          <table:table-cell table:style-name="ce25" office:value-type="float" office:value="301626.17" calcext:value-type="float">
            <text:p><text:s/>301,626 <text:s/></text:p>
          </table:table-cell>
          <table:table-cell table:style-name="ce25" office:value-type="float" office:value="117769.06" calcext:value-type="float">
            <text:p><text:s/>117,769 <text:s/></text:p>
          </table:table-cell>
          <table:table-cell table:style-name="ce25" office:value-type="float" office:value="122340.33" calcext:value-type="float">
            <text:p><text:s/>122,340 <text:s/></text:p>
          </table:table-cell>
          <table:table-cell table:style-name="ce25" office:value-type="float" office:value="157920.11" calcext:value-type="float">
            <text:p><text:s/>157,920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391252.26" calcext:value-type="float">
            <text:p><text:s/>391,252 <text:s/></text:p>
          </table:table-cell>
          <table:table-cell table:style-name="ce25" office:value-type="float" office:value="128268.68" calcext:value-type="float">
            <text:p><text:s/>128,269 <text:s/></text:p>
          </table:table-cell>
          <table:table-cell table:style-name="ce25" office:value-type="float" office:value="67980.12" calcext:value-type="float">
            <text:p><text:s/>67,980 <text:s/></text:p>
          </table:table-cell>
          <table:table-cell table:style-name="ce29" office:value-type="float" office:value="63249.45" calcext:value-type="float">
            <text:p><text:s/>63,249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<text:s/>2月</text:p>
          </table:table-cell>
          <table:table-cell table:style-name="ce16"/>
          <table:table-cell table:style-name="ce21" office:value-type="float" office:value="1461335.31" calcext:value-type="float">
            <text:p><text:s/>1,461,335 <text:s/></text:p>
          </table:table-cell>
          <table:table-cell table:style-name="ce25" office:value-type="float" office:value="423228.23" calcext:value-type="float">
            <text:p><text:s/>423,228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115786.48" calcext:value-type="float">
            <text:p><text:s/>115,786 <text:s/></text:p>
          </table:table-cell>
          <table:table-cell table:style-name="ce25" office:value-type="float" office:value="157416.11" calcext:value-type="float">
            <text:p><text:s/>157,416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454046.89" calcext:value-type="float">
            <text:p><text:s/>454,047 <text:s/></text:p>
          </table:table-cell>
          <table:table-cell table:style-name="ce25" office:value-type="float" office:value="192377.27" calcext:value-type="float">
            <text:p><text:s/>192,377 <text:s/></text:p>
          </table:table-cell>
          <table:table-cell table:style-name="ce25" office:value-type="float" office:value="118480.33" calcext:value-type="float">
            <text:p><text:s/>118,480 <text:s/></text:p>
          </table:table-cell>
          <table:table-cell table:style-name="ce29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<text:s/>3月</text:p>
          </table:table-cell>
          <table:table-cell table:style-name="ce16"/>
          <table:table-cell table:style-name="ce21" office:value-type="float" office:value="1405050.11" calcext:value-type="float">
            <text:p><text:s/>1,405,050 <text:s/></text:p>
          </table:table-cell>
          <table:table-cell table:style-name="ce25" office:value-type="float" office:value="424357.94" calcext:value-type="float">
            <text:p><text:s/>424,358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158458.51" calcext:value-type="float">
            <text:p><text:s/>158,459 <text:s/></text:p>
          </table:table-cell>
          <table:table-cell table:style-name="ce25" office:value-type="float" office:value="156124.64" calcext:value-type="float">
            <text:p><text:s/>156,125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281953.44" calcext:value-type="float">
            <text:p><text:s/>281,953 <text:s/></text:p>
          </table:table-cell>
          <table:table-cell table:style-name="ce25" office:value-type="float" office:value="259248.4" calcext:value-type="float">
            <text:p><text:s/>259,248 <text:s/></text:p>
          </table:table-cell>
          <table:table-cell table:style-name="ce25" office:value-type="float" office:value="124907.18" calcext:value-type="float">
            <text:p><text:s/>124,907 <text:s/></text:p>
          </table:table-cell>
          <table:table-cell table:style-name="ce29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<text:s/>4月</text:p>
          </table:table-cell>
          <table:table-cell table:style-name="ce16"/>
          <table:table-cell table:style-name="ce21" office:value-type="float" office:value="1439349.28" calcext:value-type="float">
            <text:p><text:s/>1,439,349 <text:s/></text:p>
          </table:table-cell>
          <table:table-cell table:style-name="ce25" office:value-type="float" office:value="452449.87" calcext:value-type="float">
            <text:p><text:s/>452,450 <text:s/></text:p>
          </table:table-cell>
          <table:table-cell table:style-name="ce25" office:value-type="float" office:value="113398.92" calcext:value-type="float">
            <text:p><text:s/>113,399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156351.42" calcext:value-type="float">
            <text:p><text:s/>156,351 <text:s/></text:p>
          </table:table-cell>
          <table:table-cell table:style-name="ce25" office:value-type="float" office:value="60065.91" calcext:value-type="float">
            <text:p><text:s/>60,066 <text:s/></text:p>
          </table:table-cell>
          <table:table-cell table:style-name="ce25" office:value-type="float" office:value="226916.53" calcext:value-type="float">
            <text:p><text:s/>226,917 <text:s/></text:p>
          </table:table-cell>
          <table:table-cell table:style-name="ce25" office:value-type="float" office:value="256504.94" calcext:value-type="float">
            <text:p><text:s/>256,505 <text:s/></text:p>
          </table:table-cell>
          <table:table-cell table:style-name="ce25" office:value-type="float" office:value="173661.69" calcext:value-type="float">
            <text:p><text:s/>173,662 <text:s/></text:p>
          </table:table-cell>
          <table:table-cell table:style-name="ce29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<text:s/>5月</text:p>
          </table:table-cell>
          <table:table-cell table:style-name="ce16"/>
          <table:table-cell table:style-name="ce21" office:value-type="float" office:value="1426955.3" calcext:value-type="float">
            <text:p><text:s/>1,426,955 <text:s/></text:p>
          </table:table-cell>
          <table:table-cell table:style-name="ce25" office:value-type="float" office:value="365174.37" calcext:value-type="float">
            <text:p><text:s/>365,174 <text:s/></text:p>
          </table:table-cell>
          <table:table-cell table:style-name="ce25" office:value-type="float" office:value="167230.34" calcext:value-type="float">
            <text:p><text:s/>167,230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156638.46" calcext:value-type="float">
            <text:p><text:s/>156,638 <text:s/></text:p>
          </table:table-cell>
          <table:table-cell table:style-name="ce25" office:value-type="float" office:value="64439.72" calcext:value-type="float">
            <text:p><text:s/>64,440 <text:s/></text:p>
          </table:table-cell>
          <table:table-cell table:style-name="ce25" office:value-type="float" office:value="279141.08" calcext:value-type="float">
            <text:p><text:s/>279,141 <text:s/></text:p>
          </table:table-cell>
          <table:table-cell table:style-name="ce25" office:value-type="float" office:value="256526.31" calcext:value-type="float">
            <text:p><text:s/>256,526 <text:s/></text:p>
          </table:table-cell>
          <table:table-cell table:style-name="ce25" office:value-type="float" office:value="17623.66" calcext:value-type="float">
            <text:p><text:s/>17,624 <text:s/></text:p>
          </table:table-cell>
          <table:table-cell table:style-name="ce29" office:value-type="float" office:value="120181.36" calcext:value-type="float">
            <text:p><text:s/>120,181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<text:s/>6月</text:p>
          </table:table-cell>
          <table:table-cell table:style-name="ce16"/>
          <table:table-cell table:style-name="ce21" office:value-type="float" office:value="1603443.52" calcext:value-type="float">
            <text:p><text:s/>1,603,444 <text:s/></text:p>
          </table:table-cell>
          <table:table-cell table:style-name="ce25" office:value-type="float" office:value="550020.88" calcext:value-type="float">
            <text:p><text:s/>550,021 <text:s/></text:p>
          </table:table-cell>
          <table:table-cell table:style-name="ce25" office:value-type="float" office:value="55721.49" calcext:value-type="float">
            <text:p><text:s/>55,721 <text:s/></text:p>
          </table:table-cell>
          <table:table-cell table:style-name="ce25" office:value-type="float" office:value="53316.85" calcext:value-type="float">
            <text:p><text:s/>53,317 <text:s/></text:p>
          </table:table-cell>
          <table:table-cell table:style-name="ce25" office:value-type="float" office:value="78170.48" calcext:value-type="float">
            <text:p><text:s/>78,170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558707.56" calcext:value-type="float">
            <text:p><text:s/>558,708 <text:s/></text:p>
          </table:table-cell>
          <table:table-cell table:style-name="ce25" office:value-type="float" office:value="256265.59" calcext:value-type="float">
            <text:p><text:s/>256,266 <text:s/></text:p>
          </table:table-cell>
          <table:table-cell table:style-name="ce25" office:value-type="float" office:value="51240.67" calcext:value-type="float">
            <text:p><text:s/>51,241 <text:s/></text:p>
          </table:table-cell>
          <table:table-cell table:style-name="ce29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<text:s/>7月</text:p>
          </table:table-cell>
          <table:table-cell table:style-name="ce16"/>
          <table:table-cell table:style-name="ce21" office:value-type="float" office:value="1487194.23" calcext:value-type="float">
            <text:p><text:s/>1,487,194 <text:s/></text:p>
          </table:table-cell>
          <table:table-cell table:style-name="ce25" office:value-type="float" office:value="425848.02" calcext:value-type="float">
            <text:p><text:s/>425,848 <text:s/></text:p>
          </table:table-cell>
          <table:table-cell table:style-name="ce25" office:value-type="float" office:value="54591.2" calcext:value-type="float">
            <text:p><text:s/>54,591 <text:s/></text:p>
          </table:table-cell>
          <table:table-cell table:style-name="ce25" office:value-type="float" office:value="129746.19" calcext:value-type="float">
            <text:p><text:s/>129,746 <text:s/></text:p>
          </table:table-cell>
          <table:table-cell table:style-name="ce25" office:value-type="float" office:value="156628.56" calcext:value-type="float">
            <text:p><text:s/>156,629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271861.88" calcext:value-type="float">
            <text:p><text:s/>271,862 <text:s/></text:p>
          </table:table-cell>
          <table:table-cell table:style-name="ce25" office:value-type="float" office:value="197708.35" calcext:value-type="float">
            <text:p><text:s/>197,708 <text:s/></text:p>
          </table:table-cell>
          <table:table-cell table:style-name="ce25" office:value-type="float" office:value="120041.21" calcext:value-type="float">
            <text:p><text:s/>120,041 <text:s/></text:p>
          </table:table-cell>
          <table:table-cell table:style-name="ce29" office:value-type="float" office:value="130768.82" calcext:value-type="float">
            <text:p><text:s/>130,769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<text:s/>8月</text:p>
          </table:table-cell>
          <table:table-cell table:style-name="ce16"/>
          <table:table-cell table:style-name="ce21" office:value-type="float" office:value="1511331.9" calcext:value-type="float">
            <text:p><text:s/>1,511,332 <text:s/></text:p>
          </table:table-cell>
          <table:table-cell table:style-name="ce25" office:value-type="float" office:value="363302.44" calcext:value-type="float">
            <text:p><text:s/>363,302 <text:s/></text:p>
          </table:table-cell>
          <table:table-cell table:style-name="ce25" office:value-type="float" office:value="114642.45" calcext:value-type="float">
            <text:p><text:s/>114,642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76994.02" calcext:value-type="float">
            <text:p><text:s/>76,994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377471.55" calcext:value-type="float">
            <text:p><text:s/>377,472 <text:s/></text:p>
          </table:table-cell>
          <table:table-cell table:style-name="ce25" office:value-type="float" office:value="326930.31" calcext:value-type="float">
            <text:p><text:s/>326,930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9" office:value-type="float" office:value="251991.13" calcext:value-type="float">
            <text:p><text:s/>251,991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<text:s/>9月</text:p>
          </table:table-cell>
          <table:table-cell table:style-name="ce16"/>
          <table:table-cell table:style-name="ce21" office:value-type="float" office:value="1476456.54" calcext:value-type="float">
            <text:p><text:s/>1,476,457 <text:s/></text:p>
          </table:table-cell>
          <table:table-cell table:style-name="ce25" office:value-type="float" office:value="454170" calcext:value-type="float">
            <text:p><text:s/>454,170 <text:s/></text:p>
          </table:table-cell>
          <table:table-cell table:style-name="ce25" office:value-type="float" office:value="168729.31" calcext:value-type="float">
            <text:p><text:s/>168,729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149756.25" calcext:value-type="float">
            <text:p><text:s/>149,756 <text:s/></text:p>
          </table:table-cell>
          <table:table-cell table:style-name="ce25" office:value-type="float" office:value="65544.38" calcext:value-type="float">
            <text:p><text:s/>65,544 <text:s/></text:p>
          </table:table-cell>
          <table:table-cell table:style-name="ce25" office:value-type="float" office:value="435467.05" calcext:value-type="float">
            <text:p><text:s/>435,467 <text:s/></text:p>
          </table:table-cell>
          <table:table-cell table:style-name="ce25" office:value-type="float" office:value="202789.55" calcext:value-type="float">
            <text:p><text:s/>202,790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9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10月</text:p>
          </table:table-cell>
          <table:table-cell table:style-name="ce16"/>
          <table:table-cell table:style-name="ce21" office:value-type="float" office:value="1492100.75" calcext:value-type="float">
            <text:p><text:s/>1,492,101 <text:s/></text:p>
          </table:table-cell>
          <table:table-cell table:style-name="ce25" office:value-type="float" office:value="479111.53" calcext:value-type="float">
            <text:p><text:s/>479,112 <text:s/></text:p>
          </table:table-cell>
          <table:table-cell table:style-name="ce25" office:value-type="float" office:value="116347.24" calcext:value-type="float">
            <text:p><text:s/>116,347 <text:s/></text:p>
          </table:table-cell>
          <table:table-cell table:style-name="ce25" office:value-type="float" office:value="64836.95" calcext:value-type="float">
            <text:p><text:s/>64,837 <text:s/></text:p>
          </table:table-cell>
          <table:table-cell table:style-name="ce25" office:value-type="float" office:value="157191.62" calcext:value-type="float">
            <text:p><text:s/>157,192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428657.64" calcext:value-type="float">
            <text:p><text:s/>428,658 <text:s/></text:p>
          </table:table-cell>
          <table:table-cell table:style-name="ce25" office:value-type="float" office:value="68881.09" calcext:value-type="float">
            <text:p><text:s/>68,881 <text:s/></text:p>
          </table:table-cell>
          <table:table-cell table:style-name="ce25" office:value-type="float" office:value="51480.76" calcext:value-type="float">
            <text:p><text:s/>51,481 <text:s/></text:p>
          </table:table-cell>
          <table:table-cell table:style-name="ce29" office:value-type="float" office:value="125593.92" calcext:value-type="float">
            <text:p><text:s/>125,594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11月</text:p>
          </table:table-cell>
          <table:table-cell table:style-name="ce16"/>
          <table:table-cell table:style-name="ce21" office:value-type="float" office:value="1449290.34" calcext:value-type="float">
            <text:p><text:s/>1,449,290 <text:s/></text:p>
          </table:table-cell>
          <table:table-cell table:style-name="ce25" office:value-type="float" office:value="301449.34" calcext:value-type="float">
            <text:p><text:s/>301,449 <text:s/></text:p>
          </table:table-cell>
          <table:table-cell table:style-name="ce25" office:value-type="float" office:value="110155.81" calcext:value-type="float">
            <text:p><text:s/>110,156 <text:s/></text:p>
          </table:table-cell>
          <table:table-cell table:style-name="ce25" office:value-type="float" office:value="64990.43" calcext:value-type="float">
            <text:p><text:s/>64,990 <text:s/></text:p>
          </table:table-cell>
          <table:table-cell table:style-name="ce25" office:value-type="float" office:value="141408.59" calcext:value-type="float">
            <text:p><text:s/>141,409 <text:s/></text:p>
          </table:table-cell>
          <table:table-cell table:style-name="ce25" office:value-type="float" office:value="63747.9" calcext:value-type="float">
            <text:p><text:s/>63,748 <text:s/></text:p>
          </table:table-cell>
          <table:table-cell table:style-name="ce25" office:value-type="float" office:value="408954.11" calcext:value-type="float">
            <text:p><text:s/>408,954 <text:s/></text:p>
          </table:table-cell>
          <table:table-cell table:style-name="ce25" office:value-type="float" office:value="128253.41" calcext:value-type="float">
            <text:p><text:s/>128,253 <text:s/></text:p>
          </table:table-cell>
          <table:table-cell table:style-name="ce25" office:value-type="float" office:value="176012.6" calcext:value-type="float">
            <text:p><text:s/>176,013 <text:s/></text:p>
          </table:table-cell>
          <table:table-cell table:style-name="ce29" office:value-type="float" office:value="54318.15" calcext:value-type="float">
            <text:p><text:s/>54,318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1 - 11月</text:p>
          </table:table-cell>
          <table:table-cell table:style-name="ce16"/>
          <table:table-cell table:style-name="ce21" office:value-type="float" office:value="16102913.46" calcext:value-type="float">
            <text:p><text:s/>16,102,913 <text:s/></text:p>
          </table:table-cell>
          <table:table-cell table:style-name="ce25" office:value-type="float" office:value="4540738.79" calcext:value-type="float">
            <text:p><text:s/>4,540,739 <text:s/></text:p>
          </table:table-cell>
          <table:table-cell table:style-name="ce25" office:value-type="float" office:value="1018585.82" calcext:value-type="float">
            <text:p><text:s/>1,018,586 <text:s/></text:p>
          </table:table-cell>
          <table:table-cell table:style-name="ce25" office:value-type="float" office:value="709475.74" calcext:value-type="float">
            <text:p><text:s/>709,476 <text:s/></text:p>
          </table:table-cell>
          <table:table-cell table:style-name="ce25" office:value-type="float" office:value="1544600.26" calcext:value-type="float">
            <text:p><text:s/>1,544,600 <text:s/></text:p>
          </table:table-cell>
          <table:table-cell table:style-name="ce25" office:value-type="float" office:value="253797.91" calcext:value-type="float">
            <text:p><text:s/>253,798 <text:s/></text:p>
          </table:table-cell>
          <table:table-cell table:style-name="ce25" office:value-type="float" office:value="4114429.99" calcext:value-type="float">
            <text:p><text:s/>4,114,430 <text:s/></text:p>
          </table:table-cell>
          <table:table-cell table:style-name="ce25" office:value-type="float" office:value="2273753.9" calcext:value-type="float">
            <text:p><text:s/>2,273,754 <text:s/></text:p>
          </table:table-cell>
          <table:table-cell table:style-name="ce25" office:value-type="float" office:value="901428.22" calcext:value-type="float">
            <text:p><text:s/>901,428 <text:s/></text:p>
          </table:table-cell>
          <table:table-cell table:style-name="ce29" office:value-type="float" office:value="746102.83" calcext:value-type="float">
            <text:p><text:s/>746,103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12月</text:p>
          </table:table-cell>
          <table:table-cell table:style-name="ce16"/>
          <table:table-cell table:style-name="ce21" office:value-type="float" office:value="1646026.33" calcext:value-type="float">
            <text:p><text:s/>1,646,026 <text:s/></text:p>
          </table:table-cell>
          <table:table-cell table:style-name="ce25" office:value-type="float" office:value="418039.48" calcext:value-type="float">
            <text:p><text:s/>418,039 <text:s/></text:p>
          </table:table-cell>
          <table:table-cell table:style-name="ce25" office:value-type="float" office:value="115794.25" calcext:value-type="float">
            <text:p><text:s/>115,794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79435.11" calcext:value-type="float">
            <text:p><text:s/>79,435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613422.27" calcext:value-type="float">
            <text:p><text:s/>613,422 <text:s/></text:p>
          </table:table-cell>
          <table:table-cell table:style-name="ce25" office:value-type="float" office:value="127339.13" calcext:value-type="float">
            <text:p><text:s/>127,339 <text:s/></text:p>
          </table:table-cell>
          <table:table-cell table:style-name="ce25" office:value-type="float" office:value="105948.12" calcext:value-type="float">
            <text:p><text:s/>105,948 <text:s/></text:p>
          </table:table-cell>
          <table:table-cell table:style-name="ce29" office:value-type="float" office:value="186047.97" calcext:value-type="float">
            <text:p><text:s/>186,048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1 - 12月</text:p>
          </table:table-cell>
          <table:table-cell table:style-name="ce16"/>
          <table:table-cell table:style-name="ce21" office:value-type="float" office:value="17748939.79" calcext:value-type="float">
            <text:p><text:s/>17,748,940 <text:s/></text:p>
          </table:table-cell>
          <table:table-cell table:style-name="ce25" office:value-type="float" office:value="4958778.27" calcext:value-type="float">
            <text:p><text:s/>4,958,778 <text:s/></text:p>
          </table:table-cell>
          <table:table-cell table:style-name="ce25" office:value-type="float" office:value="1134380.07" calcext:value-type="float">
            <text:p><text:s/>1,134,380 <text:s/></text:p>
          </table:table-cell>
          <table:table-cell table:style-name="ce25" office:value-type="float" office:value="709475.74" calcext:value-type="float">
            <text:p><text:s/>709,476 <text:s/></text:p>
          </table:table-cell>
          <table:table-cell table:style-name="ce25" office:value-type="float" office:value="1624035.37" calcext:value-type="float">
            <text:p><text:s/>1,624,035 <text:s/></text:p>
          </table:table-cell>
          <table:table-cell table:style-name="ce25" office:value-type="float" office:value="253797.91" calcext:value-type="float">
            <text:p><text:s/>253,798 <text:s/></text:p>
          </table:table-cell>
          <table:table-cell table:style-name="ce25" office:value-type="float" office:value="4727852.26" calcext:value-type="float">
            <text:p><text:s/>4,727,852 <text:s/></text:p>
          </table:table-cell>
          <table:table-cell table:style-name="ce25" office:value-type="float" office:value="2401093.03" calcext:value-type="float">
            <text:p><text:s/>2,401,093 <text:s/></text:p>
          </table:table-cell>
          <table:table-cell table:style-name="ce25" office:value-type="float" office:value="1007376.34" calcext:value-type="float">
            <text:p><text:s/>1,007,376 <text:s/></text:p>
          </table:table-cell>
          <table:table-cell table:style-name="ce29" office:value-type="float" office:value="932150.8" calcext:value-type="float">
            <text:p><text:s/>932,151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/>
          <table:table-cell table:style-name="ce16"/>
          <table:table-cell table:style-name="ce21"/>
          <table:table-cell table:style-name="ce25" table:number-columns-repeated="8"/>
          <table:table-cell table:style-name="ce29"/>
          <table:table-cell table:number-columns-repeated="1011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2" office:value-type="string" calcext:value-type="string">
            <text:p><text:s/>1月</text:p>
          </table:table-cell>
          <table:table-cell table:style-name="ce16"/>
          <table:table-cell table:style-name="ce21" office:value-type="float" office:value="1509578.1" calcext:value-type="float">
            <text:p><text:s/>1,509,578 <text:s/></text:p>
          </table:table-cell>
          <table:table-cell table:style-name="ce25" office:value-type="float" office:value="363780.72" calcext:value-type="float">
            <text:p><text:s/>363,781 <text:s/></text:p>
          </table:table-cell>
          <table:table-cell table:number-columns-repeated="2" table:style-name="ce25" office:value-type="float" office:value="0" calcext:value-type="float">
            <text:p>- <text:s/></text:p>
          </table:table-cell>
          <table:table-cell table:style-name="ce25" office:value-type="float" office:value="158736.06" calcext:value-type="float">
            <text:p><text:s/>158,736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392584.25" calcext:value-type="float">
            <text:p><text:s/>392,584 <text:s/></text:p>
          </table:table-cell>
          <table:table-cell table:style-name="ce25" office:value-type="float" office:value="192411.62" calcext:value-type="float">
            <text:p><text:s/>192,412 <text:s/></text:p>
          </table:table-cell>
          <table:table-cell table:style-name="ce25" office:value-type="float" office:value="170395.04" calcext:value-type="float">
            <text:p><text:s/>170,395 <text:s/></text:p>
          </table:table-cell>
          <table:table-cell table:style-name="ce29" office:value-type="float" office:value="231670.41" calcext:value-type="float">
            <text:p><text:s/>231,670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<text:s/>2月</text:p>
          </table:table-cell>
          <table:table-cell table:style-name="ce16"/>
          <table:table-cell table:style-name="ce21" office:value-type="float" office:value="1369949.43" calcext:value-type="float">
            <text:p><text:s/>1,369,949 <text:s/></text:p>
          </table:table-cell>
          <table:table-cell table:style-name="ce25" office:value-type="float" office:value="364269.86" calcext:value-type="float">
            <text:p><text:s/>364,270 <text:s/></text:p>
          </table:table-cell>
          <table:table-cell table:number-columns-repeated="2" table:style-name="ce25" office:value-type="float" office:value="0" calcext:value-type="float">
            <text:p>- <text:s/></text:p>
          </table:table-cell>
          <table:table-cell table:style-name="ce25" office:value-type="float" office:value="76932.8" calcext:value-type="float">
            <text:p><text:s/>76,933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486866.63" calcext:value-type="float">
            <text:p><text:s/>486,867 <text:s/></text:p>
          </table:table-cell>
          <table:table-cell table:style-name="ce25" office:value-type="float" office:value="64047.27" calcext:value-type="float">
            <text:p><text:s/>64,047 <text:s/></text:p>
          </table:table-cell>
          <table:table-cell table:style-name="ce25" office:value-type="float" office:value="123279.6" calcext:value-type="float">
            <text:p><text:s/>123,280 <text:s/></text:p>
          </table:table-cell>
          <table:table-cell table:style-name="ce29" office:value-type="float" office:value="254553.27" calcext:value-type="float">
            <text:p><text:s/>254,553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<text:s/>3月</text:p>
          </table:table-cell>
          <table:table-cell table:style-name="ce16"/>
          <table:table-cell table:style-name="ce21" office:value-type="float" office:value="1461988.84" calcext:value-type="float">
            <text:p><text:s/>1,461,989 <text:s/></text:p>
          </table:table-cell>
          <table:table-cell table:style-name="ce25" office:value-type="float" office:value="365530.49" calcext:value-type="float">
            <text:p><text:s/>365,530 <text:s/></text:p>
          </table:table-cell>
          <table:table-cell table:style-name="ce25" office:value-type="float" office:value="55569.38" calcext:value-type="float">
            <text:p><text:s/>55,569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158202.55" calcext:value-type="float">
            <text:p><text:s/>158,203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573783.09" calcext:value-type="float">
            <text:p><text:s/>573,783 <text:s/></text:p>
          </table:table-cell>
          <table:table-cell table:style-name="ce25" office:value-type="float" office:value="66307.85" calcext:value-type="float">
            <text:p><text:s/>66,308 <text:s/></text:p>
          </table:table-cell>
          <table:table-cell table:style-name="ce25" office:value-type="float" office:value="119336.52" calcext:value-type="float">
            <text:p><text:s/>119,337 <text:s/></text:p>
          </table:table-cell>
          <table:table-cell table:style-name="ce29" office:value-type="float" office:value="123258.96" calcext:value-type="float">
            <text:p><text:s/>123,259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<text:s/>4月</text:p>
          </table:table-cell>
          <table:table-cell table:style-name="ce16"/>
          <table:table-cell table:style-name="ce21" office:value-type="float" office:value="1494086.03" calcext:value-type="float">
            <text:p><text:s/>1,494,086 <text:s/></text:p>
          </table:table-cell>
          <table:table-cell table:style-name="ce25" office:value-type="float" office:value="453007.57" calcext:value-type="float">
            <text:p><text:s/>453,008 <text:s/></text:p>
          </table:table-cell>
          <table:table-cell table:style-name="ce25" office:value-type="float" office:value="112908.58" calcext:value-type="float">
            <text:p><text:s/>112,909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78227.01" calcext:value-type="float">
            <text:p><text:s/>78,227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474207.05" calcext:value-type="float">
            <text:p><text:s/>474,207 <text:s/></text:p>
          </table:table-cell>
          <table:table-cell table:style-name="ce25" office:value-type="float" office:value="192202.19" calcext:value-type="float">
            <text:p><text:s/>192,202 <text:s/></text:p>
          </table:table-cell>
          <table:table-cell table:style-name="ce25" office:value-type="float" office:value="124839.49" calcext:value-type="float">
            <text:p><text:s/>124,839 <text:s/></text:p>
          </table:table-cell>
          <table:table-cell table:style-name="ce29" office:value-type="float" office:value="58694.14" calcext:value-type="float">
            <text:p><text:s/>58,694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<text:s/>5月</text:p>
          </table:table-cell>
          <table:table-cell table:style-name="ce16"/>
          <table:table-cell table:style-name="ce21" office:value-type="float" office:value="1814871.01" calcext:value-type="float">
            <text:p><text:s/>1,814,871 <text:s/></text:p>
          </table:table-cell>
          <table:table-cell table:style-name="ce25" office:value-type="float" office:value="547617.98" calcext:value-type="float">
            <text:p><text:s/>547,618 <text:s/></text:p>
          </table:table-cell>
          <table:table-cell table:style-name="ce25" office:value-type="float" office:value="115807.85" calcext:value-type="float">
            <text:p><text:s/>115,808 <text:s/></text:p>
          </table:table-cell>
          <table:table-cell table:style-name="ce25" office:value-type="float" office:value="63280.85" calcext:value-type="float">
            <text:p><text:s/>63,281 <text:s/></text:p>
          </table:table-cell>
          <table:table-cell table:style-name="ce25" office:value-type="float" office:value="78496.58" calcext:value-type="float">
            <text:p><text:s/>78,497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686392.63" calcext:value-type="float">
            <text:p><text:s/>686,393 <text:s/></text:p>
          </table:table-cell>
          <table:table-cell table:style-name="ce25" office:value-type="float" office:value="64377.74" calcext:value-type="float">
            <text:p><text:s/>64,378 <text:s/></text:p>
          </table:table-cell>
          <table:table-cell table:style-name="ce25" office:value-type="float" office:value="191656.47" calcext:value-type="float">
            <text:p><text:s/>191,656 <text:s/></text:p>
          </table:table-cell>
          <table:table-cell table:style-name="ce29" office:value-type="float" office:value="67240.91" calcext:value-type="float">
            <text:p><text:s/>67,241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<text:s/>6月</text:p>
          </table:table-cell>
          <table:table-cell table:style-name="ce16"/>
          <table:table-cell table:style-name="ce21" office:value-type="float" office:value="1516173.84" calcext:value-type="float">
            <text:p><text:s/>1,516,174 <text:s/></text:p>
          </table:table-cell>
          <table:table-cell table:style-name="ce25" office:value-type="float" office:value="361522.06" calcext:value-type="float">
            <text:p><text:s/>361,522 <text:s/></text:p>
          </table:table-cell>
          <table:table-cell table:style-name="ce25" office:value-type="float" office:value="119934.2" calcext:value-type="float">
            <text:p><text:s/>119,934 <text:s/></text:p>
          </table:table-cell>
          <table:table-cell table:style-name="ce25" office:value-type="float" office:value="116543.71" calcext:value-type="float">
            <text:p><text:s/>116,544 <text:s/></text:p>
          </table:table-cell>
          <table:table-cell table:style-name="ce25" office:value-type="float" office:value="78664.62" calcext:value-type="float">
            <text:p><text:s/>78,665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398003.81" calcext:value-type="float">
            <text:p><text:s/>398,004 <text:s/></text:p>
          </table:table-cell>
          <table:table-cell table:style-name="ce25" office:value-type="float" office:value="193304.94" calcext:value-type="float">
            <text:p><text:s/>193,305 <text:s/></text:p>
          </table:table-cell>
          <table:table-cell table:style-name="ce25" office:value-type="float" office:value="183849.73" calcext:value-type="float">
            <text:p><text:s/>183,850 <text:s/></text:p>
          </table:table-cell>
          <table:table-cell table:style-name="ce29" office:value-type="float" office:value="64350.77" calcext:value-type="float">
            <text:p><text:s/>64,351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<text:s/>7月</text:p>
          </table:table-cell>
          <table:table-cell table:style-name="ce16"/>
          <table:table-cell table:style-name="ce21" office:value-type="float" office:value="1757649.45" calcext:value-type="float">
            <text:p><text:s/>1,757,649 <text:s/></text:p>
          </table:table-cell>
          <table:table-cell table:style-name="ce25" office:value-type="float" office:value="483741.29" calcext:value-type="float">
            <text:p><text:s/>483,741 <text:s/></text:p>
          </table:table-cell>
          <table:table-cell table:style-name="ce25" office:value-type="float" office:value="230812.61" calcext:value-type="float">
            <text:p><text:s/>230,813 <text:s/></text:p>
          </table:table-cell>
          <table:table-cell table:style-name="ce25" office:value-type="float" office:value="5551.27" calcext:value-type="float">
            <text:p><text:s/>5,551 <text:s/></text:p>
          </table:table-cell>
          <table:table-cell table:style-name="ce25" office:value-type="float" office:value="232069.72" calcext:value-type="float">
            <text:p><text:s/>232,070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422168.16" calcext:value-type="float">
            <text:p><text:s/>422,168 <text:s/></text:p>
          </table:table-cell>
          <table:table-cell table:style-name="ce25" office:value-type="float" office:value="197864.69" calcext:value-type="float">
            <text:p><text:s/>197,865 <text:s/></text:p>
          </table:table-cell>
          <table:table-cell table:style-name="ce25" office:value-type="float" office:value="53113.02" calcext:value-type="float">
            <text:p><text:s/>53,113 <text:s/></text:p>
          </table:table-cell>
          <table:table-cell table:style-name="ce29" office:value-type="float" office:value="132328.69" calcext:value-type="float">
            <text:p><text:s/>132,329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<text:s/>8月</text:p>
          </table:table-cell>
          <table:table-cell table:style-name="ce16"/>
          <table:table-cell table:style-name="ce21" office:value-type="float" office:value="1642586.76" calcext:value-type="float">
            <text:p><text:s/>1,642,587 <text:s/></text:p>
          </table:table-cell>
          <table:table-cell table:style-name="ce25" office:value-type="float" office:value="361732.88" calcext:value-type="float">
            <text:p><text:s/>361,733 <text:s/></text:p>
          </table:table-cell>
          <table:table-cell table:style-name="ce25" office:value-type="float" office:value="120002.05" calcext:value-type="float">
            <text:p><text:s/>120,002 <text:s/></text:p>
          </table:table-cell>
          <table:table-cell table:style-name="ce25" office:value-type="float" office:value="122647.68" calcext:value-type="float">
            <text:p><text:s/>122,648 <text:s/></text:p>
          </table:table-cell>
          <table:table-cell table:style-name="ce25" office:value-type="float" office:value="163388.91" calcext:value-type="float">
            <text:p><text:s/>163,389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557783.13" calcext:value-type="float">
            <text:p><text:s/>557,783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255573.05" calcext:value-type="float">
            <text:p><text:s/>255,573 <text:s/></text:p>
          </table:table-cell>
          <table:table-cell table:style-name="ce29" office:value-type="float" office:value="61459.06" calcext:value-type="float">
            <text:p><text:s/>61,459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<text:s/>9月</text:p>
          </table:table-cell>
          <table:table-cell table:style-name="ce16"/>
          <table:table-cell table:style-name="ce21" office:value-type="float" office:value="1640065.43" calcext:value-type="float">
            <text:p><text:s/>1,640,065 <text:s/></text:p>
          </table:table-cell>
          <table:table-cell table:style-name="ce25" office:value-type="float" office:value="444380.01" calcext:value-type="float">
            <text:p><text:s/>444,380 <text:s/></text:p>
          </table:table-cell>
          <table:table-cell table:style-name="ce25" office:value-type="float" office:value="126090.03" calcext:value-type="float">
            <text:p><text:s/>126,090 <text:s/></text:p>
          </table:table-cell>
          <table:table-cell table:style-name="ce25" office:value-type="float" office:value="62209.62" calcext:value-type="float">
            <text:p><text:s/>62,210 <text:s/></text:p>
          </table:table-cell>
          <table:table-cell table:style-name="ce25" office:value-type="float" office:value="78114.16" calcext:value-type="float">
            <text:p><text:s/>78,114 <text:s/></text:p>
          </table:table-cell>
          <table:table-cell table:style-name="ce25" office:value-type="float" office:value="60110.82" calcext:value-type="float">
            <text:p><text:s/>60,111 <text:s/></text:p>
          </table:table-cell>
          <table:table-cell table:style-name="ce25" office:value-type="float" office:value="488195.17" calcext:value-type="float">
            <text:p><text:s/>488,195 <text:s/></text:p>
          </table:table-cell>
          <table:table-cell table:style-name="ce25" office:value-type="float" office:value="128548.51" calcext:value-type="float">
            <text:p><text:s/>128,549 <text:s/></text:p>
          </table:table-cell>
          <table:table-cell table:style-name="ce25" office:value-type="float" office:value="177777" calcext:value-type="float">
            <text:p><text:s/>177,777 <text:s/></text:p>
          </table:table-cell>
          <table:table-cell table:style-name="ce29" office:value-type="float" office:value="74640.11" calcext:value-type="float">
            <text:p><text:s/>74,640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10月</text:p>
          </table:table-cell>
          <table:table-cell table:style-name="ce16"/>
          <table:table-cell table:style-name="ce21" office:value-type="float" office:value="1757305.24" calcext:value-type="float">
            <text:p><text:s/>1,757,305 <text:s/></text:p>
          </table:table-cell>
          <table:table-cell table:style-name="ce25" office:value-type="float" office:value="361130.09" calcext:value-type="float">
            <text:p><text:s/>361,130 <text:s/></text:p>
          </table:table-cell>
          <table:table-cell table:style-name="ce25" office:value-type="float" office:value="122908.2" calcext:value-type="float">
            <text:p><text:s/>122,908 <text:s/></text:p>
          </table:table-cell>
          <table:table-cell table:style-name="ce25" office:value-type="float" office:value="62628.24" calcext:value-type="float">
            <text:p><text:s/>62,628 <text:s/></text:p>
          </table:table-cell>
          <table:table-cell table:style-name="ce25" office:value-type="float" office:value="78489.23" calcext:value-type="float">
            <text:p><text:s/>78,489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687073.38" calcext:value-type="float">
            <text:p><text:s/>687,073 <text:s/></text:p>
          </table:table-cell>
          <table:table-cell table:style-name="ce25" office:value-type="float" office:value="327305.69" calcext:value-type="float">
            <text:p><text:s/>327,306 <text:s/></text:p>
          </table:table-cell>
          <table:table-cell table:style-name="ce25" office:value-type="float" office:value="117770.41" calcext:value-type="float">
            <text:p><text:s/>117,770 <text:s/></text:p>
          </table:table-cell>
          <table:table-cell table:style-name="ce29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2" office:value-type="string" calcext:value-type="string">
            <text:p>11月</text:p>
          </table:table-cell>
          <table:table-cell table:style-name="ce16"/>
          <table:table-cell table:style-name="ce21" office:value-type="float" office:value="1645347.73" calcext:value-type="float">
            <text:p><text:s/>1,645,348 <text:s/></text:p>
          </table:table-cell>
          <table:table-cell table:style-name="ce25" office:value-type="float" office:value="297072.83" calcext:value-type="float">
            <text:p><text:s/>297,073 <text:s/></text:p>
          </table:table-cell>
          <table:table-cell table:style-name="ce25" office:value-type="float" office:value="166912.18" calcext:value-type="float">
            <text:p><text:s/>166,912 <text:s/></text:p>
          </table:table-cell>
          <table:table-cell table:style-name="ce25" office:value-type="float" office:value="62235.75" calcext:value-type="float">
            <text:p><text:s/>62,236 <text:s/></text:p>
          </table:table-cell>
          <table:table-cell table:style-name="ce25" office:value-type="float" office:value="79754.31" calcext:value-type="float">
            <text:p><text:s/>79,754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497521.33" calcext:value-type="float">
            <text:p><text:s/>497,521 <text:s/></text:p>
          </table:table-cell>
          <table:table-cell table:style-name="ce25" office:value-type="float" office:value="265082.09" calcext:value-type="float">
            <text:p><text:s/>265,082 <text:s/></text:p>
          </table:table-cell>
          <table:table-cell table:style-name="ce25" office:value-type="float" office:value="170453.85" calcext:value-type="float">
            <text:p><text:s/>170,454 <text:s/></text:p>
          </table:table-cell>
          <table:table-cell table:style-name="ce29" office:value-type="float" office:value="106315.39" calcext:value-type="float">
            <text:p><text:s/>106,315 <text:s/></text:p>
          </table:table-cell>
          <table:table-cell table:number-columns-repeated="1011"/>
        </table:table-row>
        <table:table-row table:style-name="ro4">
          <table:table-cell table:style-name="ce6"/>
          <table:table-cell table:style-name="ce13" office:value-type="string" calcext:value-type="string">
            <text:p>1 - 11月</text:p>
          </table:table-cell>
          <table:table-cell table:style-name="ce17"/>
          <table:table-cell table:style-name="ce22" office:value-type="float" office:value="17609601.86" calcext:value-type="float">
            <text:p><text:s/>17,609,602 <text:s/></text:p>
          </table:table-cell>
          <table:table-cell table:style-name="ce26" office:value-type="float" office:value="4403785.78" calcext:value-type="float">
            <text:p><text:s/>4,403,786 <text:s/></text:p>
          </table:table-cell>
          <table:table-cell table:style-name="ce26" office:value-type="float" office:value="1170945.08" calcext:value-type="float">
            <text:p><text:s/>1,170,945 <text:s/></text:p>
          </table:table-cell>
          <table:table-cell table:style-name="ce26" office:value-type="float" office:value="495097.12" calcext:value-type="float">
            <text:p><text:s/>495,097 <text:s/></text:p>
          </table:table-cell>
          <table:table-cell table:style-name="ce26" office:value-type="float" office:value="1261075.95" calcext:value-type="float">
            <text:p><text:s/>1,261,076 <text:s/></text:p>
          </table:table-cell>
          <table:table-cell table:style-name="ce26" office:value-type="float" office:value="60110.82" calcext:value-type="float">
            <text:p><text:s/>60,111 <text:s/></text:p>
          </table:table-cell>
          <table:table-cell table:style-name="ce26" office:value-type="float" office:value="5664578.63" calcext:value-type="float">
            <text:p><text:s/>5,664,579 <text:s/></text:p>
          </table:table-cell>
          <table:table-cell table:style-name="ce26" office:value-type="float" office:value="1691452.59" calcext:value-type="float">
            <text:p><text:s/>1,691,453 <text:s/></text:p>
          </table:table-cell>
          <table:table-cell table:style-name="ce26" office:value-type="float" office:value="1688044.18" calcext:value-type="float">
            <text:p><text:s/>1,688,044 <text:s/></text:p>
          </table:table-cell>
          <table:table-cell table:style-name="ce30" office:value-type="float" office:value="1174511.71" calcext:value-type="float">
            <text:p><text:s/>1,174,512 <text:s/>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 table:number-columns-spanned="13" table:number-rows-spanned="1">
            <text:p>註：95年起中油實際進口公噸數，95年以前以公秉數換算公噸數。</text:p>
          </table:table-cell>
          <table:covered-table-cell table:number-columns-repeated="12" table:style-name="ce14"/>
          <table:table-cell table:number-columns-repeated="1011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7">
      <number:text>-  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液化天然氣進口來源</dc:title>
    <dc:subject>液化天然氣進口來源</dc:subject>
    <meta:keyword>能源統計月報</meta:keyword>
    <dc:description>液化天然氣進口來源</dc:description>
    <meta:initial-creator>國際合作與能源統計科</meta:initial-creator>
    <meta:creation-date>2012-04-19T16:47:38</meta:creation-date>
    <dc:creator>方文秀</dc:creator>
    <dc:date>2021-12-29T20:24:59</dc:date>
    <meta:print-date>2021-12-29T20:24:56</meta:print-date>
    <meta:document-statistic meta:table-count="1" meta:cell-count="500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